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fo:color="#002060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color="#002060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fo:color="#002060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language="fr" fo:country="FR"/>
    </style:style>
    <style:style style:name="P6" style:parent-style-name="Textbody" style:family="paragraph">
      <style:paragraph-properties fo:margin-bottom="0in" fo:line-height="137%"/>
    </style:style>
    <style:style style:name="T7" style:parent-style-name="Policepardéfaut" style:family="text">
      <style:text-properties style:font-name="Arial" fo:color="#21409A" fo:font-size="11pt" style:font-size-asian="11pt" style:text-underline-type="single" style:text-underline-style="solid" style:text-underline-width="auto" style:text-underline-mode="continuous" fo:language="fr" fo:country="FR"/>
    </style:style>
    <style:style style:name="T8" style:parent-style-name="Policepardéfaut" style:family="text">
      <style:text-properties style:font-name="Arial" fo:color="#21409A" fo:font-size="11pt" style:font-size-asian="11pt" style:text-underline-type="single" style:text-underline-style="solid" style:text-underline-width="auto" style:text-underline-mode="continuous" fo:language="fr" fo:country="FR"/>
    </style:style>
    <style:style style:name="P9" style:parent-style-name="Textbody" style:family="paragraph">
      <style:paragraph-properties fo:margin-bottom="0in" fo:line-height="137%"/>
      <style:text-properties style:font-name="Arial" fo:color="#21409A" fo:font-size="11pt" style:font-size-asian="11pt" style:text-underline-type="single" style:text-underline-style="solid" style:text-underline-width="auto" style:text-underline-mode="continuous" fo:language="fr" fo:country="FR"/>
    </style:style>
    <style:style style:name="P10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</office:automatic-styles>
  <office:body>
    <office:text text:use-soft-page-breaks="true">
      <text:p text:style-name="P1">Drive aggregation 2020:</text:p>
      <text:p text:style-name="Standard"><text:a xlink:href="https://drive.google.com/open?id=1Xz8t7SrdGd-0hLLhcAqeeyTuv98uMSQ1" office:target-frame-name="_top" xlink:show="replace"><text:span text:style-name="T2">https://drive.google.com/open?id=1Xz8t7Sr</text:span><text:bookmark-start text:name="_Hlt36566473"/><text:bookmark-start text:name="_Hlt36566474"/><text:span text:style-name="T3">d</text:span><text:bookmark-end text:name="_Hlt36566473"/><text:bookmark-end text:name="_Hlt36566474"/><text:span text:style-name="T4">Gd-0hLLhcAqeeyTuv98uMSQ1</text:span></text:a></text:p>
      <text:p text:style-name="Standard"/>
      <text:p text:style-name="P5">Livres :</text:p>
      <text:p text:style-name="P6"><text:a xlink:href="https://drive.google.com/drive/folders/1CPaEjKPQ1g-7l1AGasAJbuGBVO6fuLkQ?usp=sharing" office:target-frame-name="_top" xlink:show="replace"><text:span text:style-name="T7">https://drive.google.com/drive/folders/1CPaEjKPQ1g-7l1AGasAJbuGBVO6fuLkQ?us</text:span><text:span text:style-name="T8">p=sharing</text:span></text:a></text:p>
      <text:p text:style-name="P9"/>
      <text:p text:style-name="P10">Bup :</text:p>
      <text:p text:style-name="Standard"><text:a xlink:href="http://bupdoc.udppc.asso.fr/consultation/selections.php" office:target-frame-name="_top" xlink:show="replace">http://bupdoc.udppc.asso.fr/consultation/selections.php</text:a></text:p>
      <text:p text:style-name="Standard"/>
      <text:p text:style-name="Standard">Plan Hugo Rousille :</text:p>
      <text:p text:style-name="Standard"><text:a xlink:href="https://www.eleves.ens.fr/home/hroussil/Plans/" office:target-frame-name="_top" xlink:show="replace">https://www.eleves.ens.fr/home/hroussil/Plans/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oïse Mestre</dc:creator>
    <meta:creation-date>2017-10-20T23:40:00Z</meta:creation-date>
    <dc:date>2020-03-31T15:43:00Z</dc:date>
    <meta:template xlink:href="Normal" xlink:type="simple"/>
    <meta:editing-cycles>6</meta:editing-cycles>
    <meta:editing-duration>PT1140S</meta:editing-duration>
    <meta:document-statistic meta:page-count="1" meta:paragraph-count="1" meta:word-count="98" meta:character-count="638" meta:row-count="4" meta:non-whitespace-character-count="541"/>
  </office:meta>
</office:document-meta>
</file>